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AF00000074BE97FD3C0.jpg" manifest:media-type="image/jpeg"/>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076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fo:padding-top="0.032cm" fo:padding-bottom="0cm" fo:padding-left="0cm" fo:padding-right="0cm" fo:wrap-option="wrap"/>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co1" style:family="table-column">
      <style:table-column-properties style:column-width="5.04cm" style:use-optimal-column-width="false"/>
    </style:style>
    <style:style style:name="co2" style:family="table-column">
      <style:table-column-properties style:column-width="5.043cm" style:use-optimal-column-width="false"/>
    </style:style>
    <style:style style:name="co3" style:family="table-column">
      <style:table-column-properties style:column-width="5.041cm" style:use-optimal-column-width="false"/>
    </style:style>
    <style:style style:name="ro1" style:family="table-row">
      <style:table-row-properties style:row-height="1.627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94%" fo:text-align="start"/>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93%" fo:text-align="star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1"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9.997cm" svg:height="2.001cm" svg:x="1.398cm" svg:y="1.601cm">
          <text:p xml:id="id1" text:id="id1"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2cm" svg:height="12.178cm" svg:x="1.397cm" svg:y="5cm">
          <text:p xml:id="id2" text:id="id2" text:style-name="P1"><text:span text:style-name="T2">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p text:style-name="P1"><text:span text:style-name="T2"/></text:p>
          <text:p text:style-name="P1"><text:span text:style-name="T2">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 anim:sub-item="text"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Title_2c__20_Content" presentation:presentation-page-layout-name="AL2T11">
        <draw:custom-shape draw:name="TextShape 1" draw:style-name="gr1" draw:text-style-name="P2" draw:layer="layout" svg:width="19.997cm" svg:height="2.001cm" svg:x="1.398cm" svg:y="1.601cm">
          <text:p xml:id="id3" text:id="id3" text:style-name="P1"><text:span text:style-name="T1">Ch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 draw:layer="layout" svg:width="19.071cm" svg:height="9.996cm" svg:x="4.705cm" svg:y="6.91cm">
          <draw:object xlink:href="./Object 1" xlink:type="simple" xlink:show="embed" xlink:actuate="onLoad"/>
          <draw:image xlink:href="./ObjectReplacements/Object 1" xlink:type="simple" xlink:show="embed" xlink:actuate="onLoad"/>
        </draw:fram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c__20_Content" presentation:presentation-page-layout-name="AL2T11">
        <draw:custom-shape draw:name="TextShape 1" draw:style-name="gr1" draw:text-style-name="P2" draw:layer="layout" svg:width="19.997cm" svg:height="2.001cm" svg:x="1.398cm" svg:y="1.601cm">
          <text:p xml:id="id4" text:id="id4" text:style-name="P1"><text:span text:style-name="T1">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xml:id="id5" draw:id="id5" draw:layer="layout" svg:width="25.204cm" svg:height="12.417cm" svg:x="1.398cm" svg:y="5.001cm">
          <table:table>
            <table:table-column table:style-name="co1"/>
            <table:table-column table:style-name="co2"/>
            <table:table-column table:style-name="co1"/>
            <table:table-column table:style-name="co3"/>
            <table:table-column table:style-name="co3"/>
            <table:table-row table:style-name="ro1" table:default-cell-style-name="ce1">
              <table:table-cell>
                <text:p text:style-name="P1"><text:span text:style-name="T3">Column 1</text:span></text:p>
              </table:table-cell>
              <table:table-cell>
                <text:p text:style-name="P1"><text:span text:style-name="T4">Column 2</text:span></text:p>
              </table:table-cell>
              <table:table-cell>
                <text:p text:style-name="P1"><text:span text:style-name="T4">Column 3</text:span></text:p>
              </table:table-cell>
              <table:table-cell>
                <text:p text:style-name="P1"><text:span text:style-name="T4">Column 4</text:span></text:p>
              </table:table-cell>
              <table:table-cell>
                <text:p text:style-name="P1"><text:span text:style-name="T4">Column 5</text:span></text:p>
                <text:p text:style-name="P4"><text:span text:style-name="T4"/></text:p>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row table:style-name="ro2" table:default-cell-style-name="ce1">
              <table:table-cell/>
              <table:table-cell/>
              <table:table-cell/>
              <table:table-cell/>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Title_2c__20_Content" presentation:presentation-page-layout-name="AL2T11">
        <draw:custom-shape draw:name="TextShape 1" draw:style-name="gr1" draw:text-style-name="P2" draw:layer="layout" svg:width="19.997cm" svg:height="2.001cm" svg:x="1.398cm" svg:y="1.601cm">
          <text:p xml:id="id6" text:id="id6" text:style-name="P1"><text:span text:style-name="T1">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3" xml:id="id7" draw:id="id7" draw:layer="layout" svg:width="19.786cm" svg:height="11.685cm" svg:x="3.836cm" svg:y="5.336cm">
          <draw:image xlink:href="Pictures/1000000000000AF00000074BE97FD3C0.jpg" xlink:type="simple" xlink:show="embed" xlink:actuate="onLoad">
            <text:p/>
          </draw:image>
        </draw:frame>
        <anim:par smil:dur="indefinite" smil:restart="neve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4cm"/>
    </style:style>
    <style:style style:name="Mpr4" style:family="presentation" style:parent-style-name="Title_2c__20_Conten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style-name="Mgr3" draw:text-style-name="MP3" draw:layer="backgroundobjects" svg:width="27.996cm" svg:height="20.998cm" svg:x="0cm" svg:y="0cm">
        <draw:image xlink:href="Pictures/1000000000000CEC000009B10DB262C2.png" xlink:type="simple" xlink:show="embed" xlink:actuate="onLoad">
          <text:p/>
        </draw:image>
      </draw:frame>
      <draw:frame draw:name="PlaceHolder 1" presentation:style-name="Title_20_Slide-title" draw:layer="backgroundobjects" svg:width="19.993cm" svg:height="1.997cm" svg:x="1.398cm" svg:y="1.6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1">
      <draw:frame draw:style-name="Mgr3" draw:text-style-name="MP3" draw:layer="backgroundobjects" svg:width="27.996cm" svg:height="20.998cm" svg:x="0cm" svg:y="0cm">
        <draw:image xlink:href="Pictures/1000000000000CEC000009B10DB262C2.png" xlink:type="simple" xlink:show="embed" xlink:actuate="onLoad">
          <text:p/>
        </draw:image>
      </draw:frame>
      <draw:frame draw:name="PlaceHolder 1" presentation:style-name="Title_2c__20_Content-title" draw:layer="backgroundobjects" svg:width="19.993cm" svg:height="1.997cm" svg:x="1.398cm" svg:y="1.6cm" presentation:class="title" presentation:placeholder="true" presentation:user-transformed="true">
        <draw:text-box/>
      </draw:frame>
      <draw:frame draw:name="PlaceHolder 2" presentation:style-name="Title_2c__20_Content-outline1" draw:layer="backgroundobjects" svg:width="25.196cm" svg:height="12.174cm" svg:x="1.397cm" svg:y="5cm" presentation:class="outline" presentation:placeholder="true" presentation:user-transformed="true">
        <draw:text-box/>
      </draw:frame>
      <presentation:notes style:page-layout-name="PM2">
        <draw:page-thumbnail presentation:style-name="Title_2c__20_Content-title" draw:layer="backgroundobjects" svg:width="14.85cm" svg:height="11.136cm" svg:x="3.074cm" svg:y="2.257cm" presentation:class="page"/>
        <draw:frame presentation:style-name="Title_2c__20_Content-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presentation:header/></text:p>
          </draw:text-box>
        </draw:frame>
        <draw:frame presentation:style-name="Mpr3" draw:text-style-name="MP2" draw:layer="backgroundobjects" svg:width="9.112cm" svg:height="1.483cm" svg:x="11.886cm" svg:y="0cm" presentation:class="date-time">
          <draw:text-box>
            <text:p text:style-name="MP2"><presentation:date-time/></text:p>
          </draw:text-box>
        </draw:frame>
        <draw:frame presentation:style-name="Mpr4" draw:text-style-name="MP1" draw:layer="backgroundobjects" svg:width="9.112cm" svg:height="1.483cm" svg:x="0cm" svg:y="28.215cm" presentation:class="footer">
          <draw:text-box>
            <text:p text:style-name="MP1"><presentation:footer/></text:p>
          </draw:text-box>
        </draw:frame>
        <draw:frame presentation:style-name="Mpr4" draw:text-style-name="MP2" draw:layer="backgroundobjects" svg:width="9.112cm" svg:height="1.483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25T11:40:13.132575012</dc:date>
    <meta:document-statistic meta:object-count="40"/>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display-label="true" chart:logarithmic="false" chart:reverse-direction="false" text:line-break="false" chart:link-data-style-to-source="tru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width="0.026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9.072cm" svg:height="9.997cm" xlink:href="." xlink:type="simple" chart:class="chart:bar" chart:style-name="ch1">
        <chart:legend chart:legend-position="end" svg:x="16.862cm" svg:y="4.201cm" style:legend-expansion="high" chart:style-name="ch2"/>
        <chart:plot-area chart:style-name="ch3" chart:data-source-has-labels="both" svg:x="0.381cm" svg:y="0.199cm" svg:width="16.1cm" svg:height="9.599cm">
          <chartooo:coordinate-region svg:x="1.002cm" svg:y="0.398cm" svg:width="15.479cm" svg:height="8.75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